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officeooo:rsid="00151448" officeooo:paragraph-rsid="00151448"/>
    </style:style>
    <style:style style:name="P2" style:family="paragraph" style:parent-style-name="Standard">
      <style:text-properties officeooo:paragraph-rsid="00151448"/>
    </style:style>
    <style:style style:name="P3" style:family="paragraph" style:parent-style-name="Text_20_body">
      <style:paragraph-properties fo:margin-left="0in" fo:margin-right="0in" fo:margin-top="0.1252in" fo:margin-bottom="0.1252in" style:contextual-spacing="false" fo:orphans="2" fo:widows="2" fo:text-indent="0in" style:auto-text-indent="false"/>
    </style:style>
    <style:style style:name="P4"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000000" loext:opacity="100%" style:font-name="Lato Extended" fo:font-size="12pt" fo:letter-spacing="normal" fo:font-style="normal" fo:font-weight="normal"/>
    </style:style>
    <style:style style:name="P5"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Lato Extended" fo:font-size="12pt" fo:letter-spacing="normal" fo:font-style="normal" fo:font-weight="normal"/>
    </style:style>
    <style:style style:name="P6" style:family="paragraph" style:parent-style-name="Text_20_body" style:list-style-name="L2">
      <style:paragraph-properties fo:margin-left="0in" fo:margin-right="0in" fo:margin-top="0in" fo:margin-bottom="0.0626in" style:contextual-spacing="false" fo:orphans="2" fo:widows="2" fo:text-indent="0in" style:auto-text-indent="false" fo:padding="0in" fo:border="none"/>
      <style:text-properties fo:font-variant="normal" fo:text-transform="none" fo:color="#000000" loext:opacity="100%" style:font-name="Lato Extended" fo:font-size="12pt" fo:letter-spacing="normal" fo:font-style="normal" fo:font-weight="normal"/>
    </style:style>
    <style:style style:name="P7" style:family="paragraph" style:parent-style-name="Text_20_body" style:list-style-name="L2">
      <style:paragraph-properties fo:margin-top="0in" fo:margin-bottom="0.0626in" style:contextual-spacing="false" fo:orphans="2" fo:widows="2" fo:padding="0in" fo:border="none"/>
      <style:text-properties fo:font-variant="normal" fo:text-transform="none" fo:color="#000000" loext:opacity="100%" style:font-name="Lato Extended" fo:font-size="12pt" fo:letter-spacing="normal" fo:font-style="normal" fo:font-weight="normal"/>
    </style:style>
    <style:style style:name="P8" style:family="paragraph" style:parent-style-name="Text_20_body">
      <style:paragraph-properties fo:margin-left="0in" fo:margin-right="0in" fo:margin-top="0.1252in" fo:margin-bottom="0.1252in" style:contextual-spacing="false" fo:orphans="2" fo:widows="2" fo:text-indent="0in" style:auto-text-indent="false"/>
      <style:text-properties fo:font-variant="normal" fo:text-transform="none" fo:color="#000000" loext:opacity="100%" fo:letter-spacing="normal"/>
    </style:style>
    <style:style style:name="T1" style:family="text">
      <style:text-properties style:font-name="Lato Extended" fo:font-size="12pt" fo:font-style="normal" fo:font-weight="normal"/>
    </style:style>
    <style:style style:name="T2" style:family="text">
      <style:text-properties fo:font-variant="normal" fo:text-transform="none" fo:color="#000000" loext:opacity="100%" style:font-name="Lato Extended" fo:font-size="12pt" fo:letter-spacing="normal" fo:font-style="normal" fo:font-weight="bold"/>
    </style:style>
    <style:style style:name="T3" style:family="text">
      <style:text-properties fo:font-variant="normal" fo:text-transform="none" fo:color="#000000" loext:opacity="100%" style:font-name="Lato Extended" fo:font-size="12pt" fo:letter-spacing="normal" fo:font-style="normal" fo:font-weight="normal"/>
    </style:style>
    <style:style style:name="T4" style:family="text">
      <style:text-properties fo:font-variant="normal" fo:text-transform="none" fo:color="#000000" loext:opacity="100%" style:font-name="Lato Extended" fo:font-size="12pt" fo:letter-spacing="normal" fo:font-style="italic" fo:font-weight="normal"/>
    </style:style>
    <style:style style:name="T5" style:family="text">
      <style:text-properties fo:font-variant="normal" fo:text-transform="none" fo:letter-spacing="normal" fo:font-style="normal" fo:font-weight="normal"/>
    </style:style>
    <style:style style:name="T6" style:family="text">
      <style:text-properties style:text-underline-style="solid" style:text-underline-width="auto" style:text-underline-color="font-color"/>
    </style:style>
    <style:style style:name="T7" style:family="text">
      <style:text-properties officeooo:rsid="00151448"/>
    </style:style>
    <text:list-style style:name="L1">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602in"/>
      </text:list-level-style-bullet>
      <text:list-level-style-bullet text:level="2" text:style-name="Bullet_20_Symbols" loext:num-list-format="%2%." style:num-suffix="." text:bullet-char="•">
        <style:list-level-properties text:space-before="0.5209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TESTING:</text:span></text:span></text:p>
      <text:p text:style-name="P4">Take the given Python file. Analyze the functions provided and determine what inputs could possibly cause a function to crash. Additionally, what would you expect given a possible input? All of the functions (except greetUser) have at least two distinct ways an input could crash the function. This could be due to data type or it could be due to the actual value of the variable. Once you have a correct input, you also need to verify correct things are being done with the input.</text:p>
      <text:p text:style-name="P4">So, for instance, with greetUser, while the program won't crash, how can you test that it's working correctly?</text:p>
      <text:p text:style-name="P4">Generate a separate Python file with PyTest tests for each of the Python functions. Each function should have THREE tests AT MINIMUM. Each function should have two distinct items to be tested (then, you could have multiple tests testing that one item; i.e., testing an input for a float and string). For instance, testing for data type crashing and testing that the math is done correctly are technically two distinct types of tests. You'll need <text:span text:style-name="T6">30</text:span> tests at minimum for the project as a whole. So, some functions may get more than the required 3 tests. (PyTest when run should register 30 distinct tests.)</text:p>
      <text:p text:style-name="P4">(** Keep in mind, you don't have to test every part of a function. If you're testing for functionality, you don't necessarily always have to test for correct outputs at that time.)</text:p>
      <text:p text:style-name="P8"> </text:p>
      <text:p text:style-name="P3"><text:span text:style-name="Strong_20_Emphasis"><text:span text:style-name="T2">CORRECTING:</text:span></text:span></text:p>
      <text:p text:style-name="P4">At this point: you should have some (many) failures. Correct your Python file! Can certain tests be passed with Try/Except blocks? Is it due to input conversion? Math? Wrong values? Certain tests in here can be easily passed with a little tweaking.</text:p>
      <text:p text:style-name="P4">** Note! greetUser in the comments says it wants to only accept names that are all letters. You should address this!</text:p>
      <text:p text:style-name="P8"> </text:p>
      <text:p text:style-name="P3"><text:span text:style-name="Strong_20_Emphasis"><text:span text:style-name="T2">DOCUMENTATION:</text:span></text:span></text:p>
      <text:p text:style-name="P4"><text:soft-page-break/>While testing/correcting, keep track of what you're doing. For each function, write a few things that you think you should test. What inputs would you then use to test? List these inputs. For corrections to the Python file: document what changes you're applying. Why did you make these changes? What tests originally failed that now pass?</text:p>
      <text:p text:style-name="P4">Additionally, do you have any tests that are meant to fail AFTER CORRECTIONS? Why are these meant to fail? What are they?</text:p>
      <text:p text:style-name="P3"><text:span text:style-name="Strong_20_Emphasis"><text:span text:style-name="T2">Include a screenshot of your PyTest run report in this document.</text:span></text:span></text:p>
      <text:p text:style-name="P3"><text:span text:style-name="T3">(*</text:span><text:span text:style-name="Emphasis"><text:span text:style-name="T4">For the document, each python function in the functions.py should have a summary like the one listed. So, you should have eight summaries total. You're not giving a summary for each PyTest function.)</text:span></text:span></text:p>
      <text:p text:style-name="P8"><text:span text:style-name="T1">Make sure you have all your members names and netIDs on the document!</text:span></text:p>
      <text:p text:style-name="P4">Deliverables:</text:p>
      <text:list xml:id="list1108304109" text:style-name="L2">
        <text:list-item>
          <text:p text:style-name="P6">Your PyTest python file containing your tests</text:p>
        </text:list-item>
        <text:list-item>
          <text:p text:style-name="P7">The corrected Python file accounted for failures</text:p>
        </text:list-item>
        <text:list-item>
          <text:p text:style-name="P7">a PDF write up of the requested items</text:p>
        </text:list-item>
        <text:list-item>
          <text:p text:style-name="P7">a screen recording of PyTest being run</text:p>
          <text:list>
            <text:list-item>
              <text:p text:style-name="P5">(must be .mkv, .mov, or .mp4)</text:p>
            </text:list-item>
          </text:list>
        </text:list-item>
      </text:list>
      <text:p text:style-name="Standard"/>
      <text:p text:style-name="Standard"/>
      <text:p text:style-name="P1"/>
      <text:p text:style-name="Standard"/>
      <text:p text:style-name="Standard"/>
      <text:p text:style-name="Standard"/>
      <text:p text:style-name="P1">SAMPLE DOCUMENT FORMAT </text:p>
      <text:p text:style-name="P1"/>
      <text:p text:style-name="Standard"/>
      <text:p text:style-name="Standard">&lt;<text:span text:style-name="T7">t&gt;Methods and Tools in SW Development</text:span></text:p>
      <text:p text:style-name="Standard"><text:tab/><text:tab/><text:span text:style-name="T7">Homework 5&lt;t&gt;</text:span></text:p>
      <text:p text:style-name="Standard"/>
      <text:p text:style-name="Standard"/>
      <text:p text:style-name="P1">Function Name: &lt;function name&gt;</text:p>
      <text:p text:style-name="P1">Number of tests: &lt;number of tests&gt;</text:p>
      <text:p text:style-name="P1"/>
      <text:p text:style-name="P1">Items to test:</text:p>
      <text:p text:style-name="P1">* Item 1</text:p>
      <text:p text:style-name="P1">* item 2</text:p>
      <text:p text:style-name="P1"><text:soft-page-break/></text:p>
      <text:p text:style-name="P1">Inputs used for testing</text:p>
      <text:p text:style-name="P1">*Input 1, Input 2</text:p>
      <text:p text:style-name="P1"/>
      <text:p text:style-name="P1">Corrections made:</text:p>
      <text:p text:style-name="P1"/>
      <text:p text:style-name="P2"><text:span text:style-name="T5">In paragraph form, discuss what changes were made to the function and discuss why they were </text:span><text:line-break/><text:span text:style-name="T5">made. Reference specific tests from the “items to test” section to list what failed previously and </text:span><text:line-break/><text:span text:style-name="T5">how these changes prevented failures.</text:span></text:p>
      <text:p text:style-name="P2"><text:span text:style-name="T5"/></text:p>
      <text:p text:style-name="P1"><text:span text:style-name="T5">(optional) Failed tests:</text:span></text:p>
      <text:p text:style-name="P1"><text:span text:style-name="T5">List what failed and why it was meant to fail</text:span></text:p>
      <text:p text:style-name="P1"><text:span text:style-name="T5"/></text:p>
      <text:p text:style-name="P1"><text:span text:style-name="T5">Tests Passed: &lt;number&gt;</text:span></text:p>
      <text:p text:style-name="P1"><text:span text:style-name="T5">Tests Failed: &lt;number&g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HK" style:font-family-asian="'Noto Sans CJK HK'"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HK" style:font-family-asian="'Noto Sans CJK HK'"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1T22:05:56.524876849</meta:creation-date>
    <meta:generator>LibreOffice/7.3.2.2$Linux_X86_64 LibreOffice_project/49f2b1bff42cfccbd8f788c8dc32c1c309559be0</meta:generator>
    <dc:date>2022-04-11T22:12:36.325658154</dc:date>
    <meta:editing-duration>PT6M40S</meta:editing-duration>
    <meta:editing-cycles>1</meta:editing-cycles>
    <meta:document-statistic meta:table-count="0" meta:image-count="0" meta:object-count="0" meta:page-count="3" meta:paragraph-count="38" meta:word-count="577" meta:character-count="3353" meta:non-whitespace-character-count="2810"/>
  </office:meta>
</office:document-meta>
</file>